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3">
      <style:text-properties officeooo:paragraph-rsid="001d32ce"/>
    </style:style>
    <style:style style:name="P2" style:family="paragraph" style:parent-style-name="Standard">
      <style:text-properties style:font-name="Liberation Sans" fo:font-size="15pt" fo:font-style="italic" fo:font-weight="bold" officeooo:rsid="001bee22" officeooo:paragraph-rsid="001bee22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style:font-name="Liberation Sans" fo:font-size="15pt" fo:font-style="normal" officeooo:rsid="001bee22" officeooo:paragraph-rsid="001bee22" style:font-size-asian="15pt" style:font-style-asian="normal" style:font-size-complex="15pt" style:font-style-complex="normal"/>
    </style:style>
    <style:style style:name="P4" style:family="paragraph" style:parent-style-name="Standard" style:list-style-name="L1">
      <style:text-properties style:font-name="Liberation Sans" fo:font-size="15pt" fo:font-style="normal" officeooo:rsid="001bee22" officeooo:paragraph-rsid="001bee22" style:font-size-asian="15pt" style:font-style-asian="normal" style:font-size-complex="15pt" style:font-style-complex="normal"/>
    </style:style>
    <style:style style:name="P5" style:family="paragraph" style:parent-style-name="Standard">
      <style:text-properties style:font-name="Liberation Sans" fo:font-size="15pt" fo:font-style="normal" officeooo:rsid="001bee22" officeooo:paragraph-rsid="0020754d" style:font-size-asian="15pt" style:font-style-asian="normal" style:font-size-complex="15pt" style:font-style-complex="normal"/>
    </style:style>
    <style:style style:name="P6" style:family="paragraph" style:parent-style-name="Standard">
      <style:text-properties style:font-name="Liberation Sans" fo:font-size="15pt" fo:font-style="normal" officeooo:paragraph-rsid="001bee22" style:font-size-asian="15pt" style:font-style-asian="normal" style:font-size-complex="15pt" style:font-style-complex="normal"/>
    </style:style>
    <style:style style:name="P7" style:family="paragraph" style:parent-style-name="Standard">
      <style:text-properties style:font-name="Liberation Sans" fo:font-size="15pt" fo:font-style="normal" officeooo:paragraph-rsid="001c3f4f" style:font-size-asian="15pt" style:font-style-asian="normal" style:font-size-complex="15pt" style:font-style-complex="normal"/>
    </style:style>
    <style:style style:name="P8" style:family="paragraph" style:parent-style-name="Standard">
      <style:text-properties style:font-name="Liberation Sans" fo:font-size="15pt" fo:font-style="normal" officeooo:rsid="001c3f4f" officeooo:paragraph-rsid="001c3f4f" style:font-size-asian="15pt" style:font-style-asian="normal" style:font-size-complex="15pt" style:font-style-complex="normal"/>
    </style:style>
    <style:style style:name="P9" style:family="paragraph" style:parent-style-name="Standard">
      <style:text-properties style:font-name="Liberation Sans" fo:font-size="15pt" fo:font-style="normal" officeooo:rsid="001c3f4f" officeooo:paragraph-rsid="0020754d" style:font-size-asian="15pt" style:font-style-asian="normal" style:font-size-complex="15pt" style:font-style-complex="normal"/>
    </style:style>
    <style:style style:name="P10" style:family="paragraph" style:parent-style-name="Standard">
      <style:text-properties style:font-name="Liberation Sans" fo:font-size="15pt" fo:font-style="normal" officeooo:rsid="00020c96" officeooo:paragraph-rsid="001c3f4f" style:font-size-asian="15pt" style:font-style-asian="normal" style:font-size-complex="15pt" style:font-style-complex="normal"/>
    </style:style>
    <style:style style:name="P11" style:family="paragraph" style:parent-style-name="Standard">
      <style:text-properties style:font-name="Liberation Sans" fo:font-size="15pt" fo:font-style="normal" officeooo:rsid="001d32ce" officeooo:paragraph-rsid="001d32ce" style:font-size-asian="15pt" style:font-style-asian="normal" style:font-size-complex="15pt" style:font-style-complex="normal"/>
    </style:style>
    <style:style style:name="P12" style:family="paragraph" style:parent-style-name="Standard">
      <style:text-properties style:font-name="Liberation Sans" fo:font-size="15pt" fo:font-style="normal" officeooo:paragraph-rsid="001d32ce" style:font-size-asian="15pt" style:font-style-asian="normal" style:font-size-complex="15pt" style:font-style-complex="normal"/>
    </style:style>
    <style:style style:name="P13" style:family="paragraph" style:parent-style-name="Standard">
      <style:text-properties style:font-name="Liberation Sans" fo:font-size="15pt" fo:font-style="normal" officeooo:rsid="001ebec6" officeooo:paragraph-rsid="001c3f4f" style:font-size-asian="15pt" style:font-style-asian="normal" style:font-size-complex="15pt" style:font-style-complex="normal"/>
    </style:style>
    <style:style style:name="P14" style:family="paragraph" style:parent-style-name="Standard">
      <style:text-properties style:font-name="Liberation Sans" fo:font-size="15pt" fo:font-style="normal" officeooo:rsid="001ebec6" officeooo:paragraph-rsid="001ec976" style:font-size-asian="15pt" style:font-style-asian="normal" style:font-size-complex="15pt" style:font-style-complex="normal"/>
    </style:style>
    <style:style style:name="P15" style:family="paragraph" style:parent-style-name="Standard">
      <style:text-properties style:font-name="Liberation Sans" fo:font-size="15pt" fo:font-style="normal" officeooo:rsid="001ec976" officeooo:paragraph-rsid="001ec976" style:font-size-asian="15pt" style:font-style-asian="normal" style:font-size-complex="15pt" style:font-style-complex="normal"/>
    </style:style>
    <style:style style:name="P16" style:family="paragraph" style:parent-style-name="Standard" style:list-style-name="L35">
      <style:text-properties style:font-name="Liberation Sans" fo:font-size="15pt" fo:font-style="normal" officeooo:rsid="001ec976" officeooo:paragraph-rsid="001ec976" style:font-size-asian="15pt" style:font-style-asian="normal" style:font-size-complex="15pt" style:font-style-complex="normal"/>
    </style:style>
    <style:style style:name="P17" style:family="paragraph" style:parent-style-name="Standard">
      <style:text-properties style:font-name="Liberation Sans" fo:font-size="15pt" fo:font-style="normal" officeooo:paragraph-rsid="0020754d" style:font-size-asian="15pt" style:font-style-asian="normal" style:font-size-complex="15pt" style:font-style-complex="normal"/>
    </style:style>
    <style:style style:name="P18" style:family="paragraph" style:parent-style-name="Standard">
      <style:text-properties style:font-name="Liberation Sans" fo:font-size="15pt" fo:font-style="normal" officeooo:rsid="0020754d" officeooo:paragraph-rsid="0020754d" style:font-size-asian="15pt" style:font-style-asian="normal" style:font-size-complex="15pt" style:font-style-complex="normal"/>
    </style:style>
    <style:style style:name="P19" style:family="paragraph" style:parent-style-name="Standard" style:list-style-name="L25">
      <style:text-properties style:font-name="Liberation Sans" fo:font-size="15pt" fo:font-style="normal" fo:font-weight="bold" officeooo:rsid="00050e06" officeooo:paragraph-rsid="001c3f4f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text-properties style:font-name="Liberation Sans" fo:font-size="15pt" fo:font-style="normal" fo:font-weight="bold" officeooo:rsid="001d32ce" officeooo:paragraph-rsid="001d32ce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5pt" fo:font-style="normal" fo:font-weight="bold" officeooo:rsid="001d32ce" officeooo:paragraph-rsid="001d32ce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 style:list-style-name="L35">
      <style:text-properties style:font-name="Liberation Sans" fo:font-size="15pt" fo:font-style="normal" fo:font-weight="bold" officeooo:rsid="001ec976" officeooo:paragraph-rsid="001ec976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style:font-name="Liberation Sans" fo:font-size="15pt" fo:font-style="normal" fo:font-weight="bold" officeooo:rsid="001ec976" officeooo:paragraph-rsid="001ec976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text-properties style:font-name="Liberation Sans" fo:font-size="15pt" fo:font-style="normal" fo:font-weight="bold" officeooo:paragraph-rsid="001bee22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text-properties style:font-name="Liberation Sans" fo:font-size="15pt" fo:font-style="normal" fo:font-weight="bold" officeooo:rsid="0020754d" officeooo:paragraph-rsid="0020754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 style:list-style-name="L25">
      <style:text-properties style:font-name="Liberation Sans" fo:font-size="15pt" fo:font-style="normal" fo:font-weight="normal" officeooo:rsid="001ec976" officeooo:paragraph-rsid="001ec976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22pt" fo:font-style="italic" fo:font-weight="bold" officeooo:rsid="001bee22" officeooo:paragraph-rsid="001bee22" style:font-size-asian="22pt" style:font-style-asian="italic" style:font-weight-asian="bold" style:font-size-complex="22pt" style:font-style-complex="italic" style:font-weight-complex="bold"/>
    </style:style>
    <style:style style:name="P28" style:family="paragraph" style:parent-style-name="Standard">
      <style:text-properties style:font-name="Liberation Sans" fo:font-size="14pt" fo:font-style="normal" style:text-underline-style="solid" style:text-underline-width="auto" style:text-underline-color="font-color" fo:font-weight="normal" officeooo:rsid="000a81f3" officeooo:paragraph-rsid="001ec976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23">
      <style:text-properties officeooo:rsid="001d32ce" officeooo:paragraph-rsid="001d32ce"/>
    </style:style>
    <style:style style:name="P30" style:family="paragraph" style:parent-style-name="Standard">
      <style:text-properties officeooo:rsid="001ebec6" officeooo:paragraph-rsid="001ebec6"/>
    </style:style>
    <style:style style:name="P31" style:family="paragraph" style:parent-style-name="Standard" style:list-style-name="L40">
      <style:text-properties fo:font-size="14pt" officeooo:paragraph-rsid="001ec976" style:font-size-asian="14pt" style:font-size-complex="14pt"/>
    </style:style>
    <style:style style:name="P32" style:family="paragraph" style:parent-style-name="Standard">
      <style:text-properties fo:font-size="14pt" fo:font-weight="bold" officeooo:rsid="000a52aa" officeooo:paragraph-rsid="001ec976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normal" officeooo:rsid="0007eb43" officeooo:paragraph-rsid="001ec976" style:font-size-asian="14pt" style:font-weight-asian="normal" style:font-size-complex="14pt" style:font-weight-complex="normal"/>
    </style:style>
    <style:style style:name="P34" style:family="paragraph" style:parent-style-name="Standard" style:list-style-name="L16">
      <style:text-properties fo:font-size="14pt" fo:font-weight="normal" officeooo:paragraph-rsid="001ec976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054277" officeooo:paragraph-rsid="001ec976" style:font-size-asian="14pt" style:font-weight-asian="normal" style:font-size-complex="14pt" style:font-weight-complex="normal"/>
    </style:style>
    <style:style style:name="P36" style:family="paragraph" style:parent-style-name="Standard" style:list-style-name="L36">
      <style:text-properties fo:font-size="14pt" fo:font-weight="normal" officeooo:paragraph-rsid="001ec976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031714" officeooo:paragraph-rsid="001ec976" style:font-size-asian="14pt" style:font-weight-asian="normal" style:font-size-complex="14pt" style:font-weight-complex="normal"/>
    </style:style>
    <style:style style:name="P38" style:family="paragraph" style:parent-style-name="Standard" style:list-style-name="L37">
      <style:text-properties fo:font-size="14pt" fo:font-weight="normal" officeooo:paragraph-rsid="001ec976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023ca9" officeooo:paragraph-rsid="001ec976" style:font-size-asian="14pt" style:font-weight-asian="normal" style:font-size-complex="14pt" style:font-weight-complex="normal"/>
    </style:style>
    <style:style style:name="P40" style:family="paragraph" style:parent-style-name="Standard" style:list-style-name="L38">
      <style:text-properties fo:font-size="14pt" fo:font-weight="normal" officeooo:paragraph-rsid="001ec976" style:font-size-asian="14pt" style:font-weight-asian="normal" style:font-size-complex="14pt" style:font-weight-complex="normal"/>
    </style:style>
    <style:style style:name="P41" style:family="paragraph" style:parent-style-name="Standard" style:list-style-name="L39">
      <style:text-properties fo:font-size="14pt" fo:font-weight="normal" officeooo:paragraph-rsid="001ec976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style:font-name="Liberation Sans" fo:font-size="15pt" fo:font-style="normal" fo:font-weight="bold" officeooo:rsid="001bee22" officeooo:paragraph-rsid="001bee22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style:font-name="Liberation Sans" fo:font-size="15pt" fo:font-style="normal" officeooo:rsid="001bee22" officeooo:paragraph-rsid="001bee22" style:font-size-asian="15pt" style:font-style-asian="normal" style:font-size-complex="15pt" style:font-style-complex="normal"/>
    </style:style>
    <style:style style:name="P4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style:font-name="Liberation Sans" fo:font-size="15pt" fo:font-style="normal" officeooo:rsid="001c3f4f" officeooo:paragraph-rsid="001c3f4f" style:font-size-asian="15pt" style:font-style-asian="normal" style:font-size-complex="15pt" style:font-style-complex="normal"/>
    </style:style>
    <style:style style:name="T1" style:family="text">
      <style:text-properties officeooo:rsid="001bee22"/>
    </style:style>
    <style:style style:name="T2" style:family="text">
      <style:text-properties officeooo:rsid="001c3f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52aa" style:font-weight-asian="bold" style:font-weight-complex="bold"/>
    </style:style>
    <style:style style:name="T5" style:family="text">
      <style:text-properties fo:font-weight="bold" officeooo:rsid="00020c96" style:font-weight-asian="bold" style:font-weight-complex="bold"/>
    </style:style>
    <style:style style:name="T6" style:family="text">
      <style:text-properties fo:font-weight="bold" officeooo:rsid="00023ca9" style:font-weight-asian="bold" style:font-weight-complex="bold"/>
    </style:style>
    <style:style style:name="T7" style:family="text">
      <style:text-properties fo:font-weight="bold" officeooo:rsid="00050e06" style:font-weight-asian="bold" style:font-weight-complex="bold"/>
    </style:style>
    <style:style style:name="T8" style:family="text">
      <style:text-properties fo:font-weight="bold" officeooo:rsid="00074db5" style:font-weight-asian="bold" style:font-weight-complex="bold"/>
    </style:style>
    <style:style style:name="T9" style:family="text">
      <style:text-properties fo:font-weight="bold" officeooo:rsid="00054277" style:font-weight-asian="bold" style:font-weight-complex="bold"/>
    </style:style>
    <style:style style:name="T10" style:family="text">
      <style:text-properties fo:font-weight="bold" officeooo:rsid="000a81f3" style:font-weight-asian="bold" style:font-weight-complex="bold"/>
    </style:style>
    <style:style style:name="T11" style:family="text">
      <style:text-properties fo:font-weight="bold" officeooo:rsid="0009cff9" style:font-weight-asian="bold" style:font-weight-complex="bold"/>
    </style:style>
    <style:style style:name="T12" style:family="text">
      <style:text-properties fo:font-weight="bold" officeooo:rsid="000b0a77" style:font-weight-asian="bold" style:font-weight-complex="bold"/>
    </style:style>
    <style:style style:name="T13" style:family="text">
      <style:text-properties fo:font-weight="bold" officeooo:rsid="001bee22" style:font-weight-asian="bold" style:font-weight-complex="bold"/>
    </style:style>
    <style:style style:name="T14" style:family="text">
      <style:text-properties fo:font-weight="bold" officeooo:rsid="001d32ce" style:font-weight-asian="bold" style:font-weight-complex="bold"/>
    </style:style>
    <style:style style:name="T15" style:family="text">
      <style:text-properties fo:font-weight="bold" officeooo:rsid="0020754d" style:font-weight-asian="bold" style:font-weight-complex="bold"/>
    </style:style>
    <style:style style:name="T16" style:family="text">
      <style:text-properties officeooo:rsid="00020c96"/>
    </style:style>
    <style:style style:name="T17" style:family="text">
      <style:text-properties officeooo:rsid="0009cff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c3f4f" style:font-weight-asian="normal" style:font-weight-complex="normal"/>
    </style:style>
    <style:style style:name="T20" style:family="text">
      <style:text-properties fo:font-weight="normal" officeooo:rsid="001d32ce" style:font-weight-asian="normal" style:font-weight-complex="normal"/>
    </style:style>
    <style:style style:name="T21" style:family="text">
      <style:text-properties fo:font-weight="normal" officeooo:rsid="001ec976" style:font-weight-asian="normal" style:font-weight-complex="normal"/>
    </style:style>
    <style:style style:name="T22" style:family="text">
      <style:text-properties fo:font-weight="normal" officeooo:rsid="0020754d" style:font-weight-asian="normal" style:font-weight-complex="normal"/>
    </style:style>
    <style:style style:name="T23" style:family="text">
      <style:text-properties officeooo:rsid="00074db5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c3f4f" style:font-style-asian="normal" style:font-style-complex="normal"/>
    </style:style>
    <style:style style:name="T26" style:family="text">
      <style:text-properties style:font-name="Liberation Sans" fo:font-size="15pt" fo:font-style="normal" fo:font-weight="bold" officeooo:rsid="000a52aa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style:font-name="Liberation Sans" fo:font-size="15pt" fo:font-style="normal" fo:font-weight="bold" officeooo:rsid="0020754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style:font-name="Liberation Sans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style:font-name="Liberation Sans" fo:font-size="15pt" fo:font-style="normal" fo:font-weight="normal" officeooo:rsid="00050e06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style:font-name="Liberation Sans" fo:font-size="15pt" fo:font-style="normal" fo:font-weight="normal" officeooo:rsid="000a52aa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style:font-name="Liberation Sans" fo:font-style="normal" fo:font-weight="bold" officeooo:rsid="000a52aa" style:font-style-asian="normal" style:font-weight-asian="bold" style:font-style-complex="normal" style:font-weight-complex="bold"/>
    </style:style>
    <style:style style:name="T32" style:family="text">
      <style:text-properties style:font-name="Liberation Sans" fo:font-style="normal" fo:font-weight="bold" officeooo:rsid="0020754d" style:font-style-asian="normal" style:font-weight-asian="bold" style:font-style-complex="normal" style:font-weight-complex="bold"/>
    </style:style>
    <style:style style:name="T33" style:family="text">
      <style:text-properties style:font-name="Liberation Sans" fo:font-style="normal" fo:font-weight="normal" officeooo:rsid="000a52aa" style:font-style-asian="normal" style:font-weight-asian="normal" style:font-style-complex="normal" style:font-weight-complex="normal"/>
    </style:style>
    <style:style style:name="T34" style:family="text">
      <style:text-properties officeooo:rsid="001d32ce"/>
    </style:style>
    <style:style style:name="T35" style:family="text">
      <style:text-properties officeooo:rsid="001ec976"/>
    </style:style>
    <style:style style:name="T36" style:family="text">
      <style:text-properties officeooo:rsid="0020754d"/>
    </style:style>
    <style:style style:name="T37" style:family="text">
      <style:text-properties officeooo:rsid="000a52aa"/>
    </style:style>
    <style:style style:name="T38" style:family="text">
      <style:text-properties officeooo:rsid="00054277"/>
    </style:style>
    <style:style style:name="T39" style:family="text">
      <style:text-properties officeooo:rsid="000a81f3"/>
    </style:style>
    <style:style style:name="T40" style:family="text">
      <style:text-properties officeooo:rsid="00023ca9"/>
    </style:style>
    <style:style style:name="T41" style:family="text">
      <style:text-properties officeooo:rsid="000b0a7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8in" fo:text-indent="-0.25in" fo:margin-left="0.6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8in" fo:text-indent="-0.25in" fo:margin-left="0.87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8in" fo:text-indent="-0.25in" fo:margin-left="1.1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25in" fo:margin-left="1.37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8in" fo:text-indent="-0.25in" fo:margin-left="1.6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8in" fo:text-indent="-0.25in" fo:margin-left="1.87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8in" fo:text-indent="-0.25in" fo:margin-left="2.1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8in" fo:text-indent="-0.25in" fo:margin-left="2.37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8in" fo:text-indent="-0.25in" fo:margin-left="2.6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8in" fo:text-indent="-0.25in" fo:margin-left="2.878in"/>
        </style:list-level-properties>
      </text:list-level-style-bullet>
    </text:list-style>
    <text:list-style style:name="L1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8in" fo:text-indent="-0.25in" fo:margin-left="0.6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8in" fo:text-indent="-0.25in" fo:margin-left="0.87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8in" fo:text-indent="-0.25in" fo:margin-left="1.1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25in" fo:margin-left="1.37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8in" fo:text-indent="-0.25in" fo:margin-left="1.6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8in" fo:text-indent="-0.25in" fo:margin-left="1.87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8in" fo:text-indent="-0.25in" fo:margin-left="2.1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8in" fo:text-indent="-0.25in" fo:margin-left="2.37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8in" fo:text-indent="-0.25in" fo:margin-left="2.6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8in" fo:text-indent="-0.25in" fo:margin-left="2.878in"/>
        </style:list-level-properties>
      </text:list-level-style-bullet>
    </text:list-style>
    <text:list-style style:name="L2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4"><text:s/></text:span><text:span text:style-name="T25">DETERGE</text:span></text:p>
      <text:p text:style-name="P27"><text:span text:style-name="T25"/></text:p>
      <text:p text:style-name="P21">(<text:span text:style-name="T35">L</text:span>aundry <text:span text:style-name="T35">M</text:span>anagement <text:span text:style-name="T35">S</text:span>ystem)</text:p>
      <text:p text:style-name="P21"/>
      <text:p text:style-name="P2"/>
      <text:p text:style-name="P42">INTRODUCTION:</text:p>
      <text:p text:style-name="P20"/>
      <text:p text:style-name="P3">Our project is a web application based on laundry management.</text:p>
      <text:p text:style-name="P15">We pickup,wash and deliver clothes on request.</text:p>
      <text:p text:style-name="P15"><text:s/></text:p>
      <text:p text:style-name="P3"><text:span text:style-name="T35">Our</text:span> project has the following modules:</text:p>
      <text:p text:style-name="P3"/>
      <text:p text:style-name="P20">MODULES:</text:p>
      <text:p text:style-name="P6"/>
      <text:p text:style-name="P43"><text:span text:style-name="T3">1.HOMEPAGE:</text:span></text:p>
      <text:p text:style-name="P11"/>
      <text:p text:style-name="P6"/>
      <text:p text:style-name="P12"><text:span text:style-name="T15">1</text:span><text:span text:style-name="T13">.</text:span><text:span text:style-name="T15">1. </text:span><text:span text:style-name="T13">Title:</text:span></text:p>
      <text:p text:style-name="P12"><text:span text:style-name="T13"><text:s text:c="11"/></text:span><text:span text:style-name="T20">T</text:span><text:span text:style-name="T1">he title of our project.</text:span></text:p>
      <text:p text:style-name="P6"/>
      <text:p text:style-name="P7"><text:span text:style-name="T15">1.2. </text:span><text:span text:style-name="T13">Portfolio</text:span><text:span text:style-name="T1">:</text:span></text:p>
      <text:p text:style-name="P7"><text:span text:style-name="T2"><text:s text:c="11"/>Gallery relating to processing and environment of our service.</text:span></text:p>
      <text:p text:style-name="P3"><text:s/></text:p>
      <text:p text:style-name="P3"><text:span text:style-name="T15">1.</text:span><text:span text:style-name="T3">3.About</text:span>:</text:p>
      <text:p text:style-name="P24"><text:span text:style-name="T22"/></text:p>
      <text:p text:style-name="P17"><text:span text:style-name="T15"><text:s text:c="6"/>1.3.1. </text:span><text:span text:style-name="T36">The details of administrators</text:span></text:p>
      <text:p text:style-name="P17"><text:span text:style-name="T15"><text:s text:c="6"/>1.3.2. </text:span><text:span text:style-name="T36">Blog details</text:span></text:p>
      <text:list xml:id="list2109209218304178848" text:style-name="L1">
        <text:list-header>
          <text:p text:style-name="P4"/>
        </text:list-header>
      </text:list>
      <text:p text:style-name="P3"><text:span text:style-name="T15">1.</text:span><text:span text:style-name="T3">4.Contact:</text:span></text:p>
      <text:p text:style-name="P3"><text:span text:style-name="T3"/></text:p>
      <text:p text:style-name="P5"><text:s text:c="8"/><text:span text:style-name="T3"><text:s/></text:span><text:span text:style-name="T15">1.4.1</text:span><text:span text:style-name="T36">.</text:span>mobile number<text:span text:style-name="T36">(int)</text:span></text:p>
      <text:p text:style-name="P5"><text:span text:style-name="T36"><text:s text:c="9"/></text:span><text:span text:style-name="T15">1.4.2</text:span><text:span text:style-name="T36">.</text:span>email id <text:span text:style-name="T36">(varchar(50)) <text:s text:c="14"/></text:span></text:p>
      <text:p text:style-name="P5"><text:span text:style-name="T36"><text:s text:c="9"/></text:span><text:span text:style-name="T15">1.4.3.</text:span>address of the br<text:span text:style-name="T36">a</text:span>nch<text:span text:style-name="T36">(varchar(500))</text:span></text:p>
      <text:p text:style-name="P5"><text:s text:c="8"/><text:span text:style-name="T3"><text:s/></text:span><text:span text:style-name="T15">1.4.4.</text:span>map</text:p>
      <text:p text:style-name="P3"/>
      <text:p text:style-name="P3"/>
      <text:p text:style-name="P43"><text:span text:style-name="T15">2</text:span>.<text:span text:style-name="T3">LOGIN/ REGISTER:</text:span></text:p>
      <text:p text:style-name="P8"><text:soft-page-break/><text:span text:style-name="T13">1.User </text:span><text:span text:style-name="T3">:</text:span></text:p>
      <text:p text:style-name="P8">user name: varchar(500)</text:p>
      <text:p text:style-name="P8">password: varchar(500)</text:p>
      <text:p text:style-name="P8">email id: <text:s/>varchar(500)</text:p>
      <text:p text:style-name="P8">address: <text:s/>varchar(500)</text:p>
      <text:p text:style-name="P18"/>
      <text:p text:style-name="P25">2.Admin:</text:p>
      <text:p text:style-name="P9">user name: varchar(500)</text:p>
      <text:p text:style-name="P9">password: varchar(500)</text:p>
      <text:p text:style-name="P9"/>
      <text:p text:style-name="P9"/>
      <text:p text:style-name="P44"><text:span text:style-name="T3">3.</text:span><text:span text:style-name="T14">DATABASES</text:span><text:span text:style-name="T3">:</text:span></text:p>
      <text:p text:style-name="P18"><text:span text:style-name="T3"/></text:p>
      <text:list xml:id="list6558502530131194434" text:style-name="L23">
        <text:list-header>
          <text:p text:style-name="P1"><text:span text:style-name="T27">1.</text:span><text:span text:style-name="T26"> SLOT</text:span></text:p>
          <text:list>
            <text:list-item>
              <text:list>
                <text:list-header>
                  <text:p text:style-name="P29"><text:span text:style-name="T29"><text:s/>s</text:span><text:span text:style-name="T28">lot timing:varchar(500)</text:span></text:p>
                </text:list-header>
              </text:list>
            </text:list-item>
          </text:list>
        </text:list-header>
      </text:list>
      <text:p text:style-name="P30"><text:span text:style-name="T28"><text:s text:c="2"/><text:tab/> <text:s text:c="2"/><text:tab/> day:varchar(500)</text:span></text:p>
      <text:p text:style-name="P10"><text:span text:style-name="T19"/></text:p>
      <text:list xml:id="list2615313407123604328" text:style-name="L25">
        <text:list-header>
          <text:p text:style-name="P19"><text:span text:style-name="T36">2.</text:span>ORDER SPECIFICATIONS…</text:p>
          <text:list>
            <text:list-item>
              <text:list>
                <text:list-header>
                  <text:p text:style-name="P26">order id:varchar(500)</text:p>
                </text:list-header>
              </text:list>
            </text:list-item>
          </text:list>
        </text:list-header>
      </text:list>
      <text:p text:style-name="P13"><text:span text:style-name="T7"><text:tab/> <text:s text:c="8"/></text:span><text:span text:style-name="T18">type of material: varchar(500)</text:span></text:p>
      <text:p text:style-name="P13"><text:span text:style-name="T18"><text:tab/><text:tab/> quantity: </text:span><text:span text:style-name="T21">int</text:span></text:p>
      <text:p text:style-name="P14"><text:span text:style-name="T18"><text:tab/><text:tab/> type of washing: <text:s/>varchar(500)</text:span></text:p>
      <text:p text:style-name="P13"><text:span text:style-name="T18"><text:tab/><text:tab/> amount: </text:span><text:span text:style-name="T21">float</text:span></text:p>
      <text:p text:style-name="P14"><text:span text:style-name="T18"><text:tab/><text:tab/> washing agent: varchar(500)</text:span></text:p>
      <text:p text:style-name="P14"><text:span text:style-name="T18"/></text:p>
      <text:list xml:id="list4316055331245618406" text:style-name="L35">
        <text:list-header>
          <text:p text:style-name="P22"><text:span text:style-name="T36">3.</text:span>PRICING:</text:p>
          <text:list>
            <text:list-header>
              <text:p text:style-name="P16"><text:span text:style-name="T18">type of material(varchar(500))</text:span></text:p>
              <text:p text:style-name="P16"><text:span text:style-name="T18">only washing(float)</text:span></text:p>
              <text:p text:style-name="P16"><text:span text:style-name="T18">washing and ironing(float)</text:span></text:p>
              <text:p text:style-name="P16"><text:span text:style-name="T18">dry cleaning(float)</text:span></text:p>
            </text:list-header>
          </text:list>
          <text:p text:style-name="P16"><text:span text:style-name="T18"><text:s/></text:span></text:p>
        </text:list-header>
      </text:list>
      <text:p text:style-name="P13"><text:span text:style-name="T18"><text:tab/></text:span></text:p>
      <text:p text:style-name="P23">OTHERS:</text:p>
      <text:p text:style-name="P15"><text:span text:style-name="T18"><text:s/></text:span></text:p>
      <text:list xml:id="list8572905410494306605" text:style-name="L40">
        <text:list-header>
          <text:p text:style-name="P31"><text:span text:style-name="T31"><text:s/></text:span><text:span text:style-name="T32">1.</text:span><text:span text:style-name="T33">ADMIN APPROVAL</text:span></text:p>
        </text:list-header>
      </text:list>
      <text:p text:style-name="P32"/>
      <text:list xml:id="list7292855182450578723" text:style-name="L16">
        <text:list-header>
          <text:p text:style-name="P34"><text:span text:style-name="T37"><text:s/>2.ORDER CONFIRMATION…(order id)</text:span></text:p>
        </text:list-header>
      </text:list>
      <text:p text:style-name="P35"/>
      <text:list xml:id="list4250833004556487773" text:style-name="L36">
        <text:list-header>
          <text:p text:style-name="P36"><text:span text:style-name="T39"><text:s/>3.DISCOUNT</text:span></text:p>
        </text:list-header>
      </text:list>
      <text:p text:style-name="P37"><text:soft-page-break/></text:p>
      <text:list xml:id="list603140578058413332" text:style-name="L37">
        <text:list-header>
          <text:p text:style-name="P38"><text:span text:style-name="T36">4.CANCEL ORDER</text:span></text:p>
        </text:list-header>
      </text:list>
      <text:p text:style-name="P33"><text:span text:style-name="T17"><text:tab/></text:span></text:p>
      <text:p text:style-name="P39"/>
      <text:list xml:id="list2075139020380452180" text:style-name="L38">
        <text:list-header>
          <text:p text:style-name="P40"><text:span text:style-name="T36">5.STATUS</text:span></text:p>
        </text:list-header>
      </text:list>
      <text:p text:style-name="P39"/>
      <text:list xml:id="list7934049974207445344" text:style-name="L39">
        <text:list-header>
          <text:p text:style-name="P41"><text:span text:style-name="T36">6.REVIEWS</text:span></text:p>
          <text:p text:style-name="P41"/>
          <text:p text:style-name="P41"><text:span text:style-name="T36">7.REIMBURSEMENT POLICY (damage case)</text:span></text:p>
        </text:list-header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0:57:03.334677716</meta:creation-date>
    <dc:date>2019-05-10T02:12:36.141601670</dc:date>
    <meta:editing-duration>PT13M6S</meta:editing-duration>
    <meta:editing-cycles>1</meta:editing-cycles>
    <meta:document-statistic meta:table-count="0" meta:image-count="0" meta:object-count="0" meta:page-count="3" meta:paragraph-count="60" meta:word-count="157" meta:character-count="1267" meta:non-whitespace-character-count="1052"/>
    <meta:generator>LibreOffice/5.1.6.2$Linux_X86_64 LibreOffice_project/10m0$Build-2</meta:generator>
  </office:meta>
</office:document-meta>
</file>